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8.832cm"/>
    </style:style>
    <style:style style:name="co4" style:family="table-column">
      <style:table-column-properties fo:break-before="auto" style:column-width="8.789cm"/>
    </style:style>
    <style:style style:name="co5" style:family="table-column">
      <style:table-column-properties fo:break-before="auto" style:column-width="6.242cm"/>
    </style:style>
    <style:style style:name="co6" style:family="table-column">
      <style:table-column-properties fo:break-before="auto" style:column-width="5.817cm"/>
    </style:style>
    <style:style style:name="co7" style:family="table-column">
      <style:table-column-properties fo:break-before="auto" style:column-width="7.218cm"/>
    </style:style>
    <style:style style:name="co8" style:family="table-column">
      <style:table-column-properties fo:break-before="auto" style:column-width="7.484cm"/>
    </style:style>
    <style:style style:name="co9" style:family="table-column">
      <style:table-column-properties fo:break-before="auto" style:column-width="6.69cm"/>
    </style:style>
    <style:style style:name="co10" style:family="table-column">
      <style:table-column-properties fo:break-before="auto" style:column-width="5.69cm"/>
    </style:style>
    <style:style style:name="co11" style:family="table-column">
      <style:table-column-properties fo:break-before="auto" style:column-width="8.618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727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4.129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3.757cm"/>
    </style:style>
    <style:style style:name="co18" style:family="table-column">
      <style:table-column-properties fo:break-before="auto" style:column-width="4.685cm"/>
    </style:style>
    <style:style style:name="co19" style:family="table-column">
      <style:table-column-properties fo:break-before="auto" style:column-width="4.454cm"/>
    </style:style>
    <style:style style:name="co20" style:family="table-column">
      <style:table-column-properties fo:break-before="auto" style:column-width="4.671cm"/>
    </style:style>
    <style:style style:name="co21" style:family="table-column">
      <style:table-column-properties fo:break-before="auto" style:column-width="4.443cm"/>
    </style:style>
    <style:style style:name="co22" style:family="table-column">
      <style:table-column-properties fo:break-before="auto" style:column-width="2.602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1.233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404cm" fo:break-before="auto" style:use-optimal-row-height="false"/>
    </style:style>
    <style:style style:name="ro6" style:family="table-row">
      <style:table-row-properties style:row-height="0.70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0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3" style:family="table-cell" style:parent-style-name="Default" style:data-style-name="N10155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svg:width="31.836cm" svg:height="22.23cm" svg:x="2.182cm" svg:y="16.447cm">
            <draw:object draw:notify-on-update-of-ranges="'Sheet 1 - Table 1'.B6:'Sheet 1 - Table 1'.B10 'Sheet 1 - Table 1'.H5:'Sheet 1 - Table 1'.H5 'Sheet 1 - Table 1'.H6:'Sheet 1 - Table 1'.H10 'Sheet 1 - Table 1'.E5:'Sheet 1 - Table 1'.E5 'Sheet 1 - Table 1'.E6:'Sheet 1 - Table 1'.E10 'Sheet 1 - Table 1'.G5:'Sheet 1 - Table 1'.G5 'Sheet 1 - Table 1'.G6:'Sheet 1 - Table 1'.G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" draw:style-name="gr1" svg:width="31.83cm" svg:height="22.23cm" svg:x="40.73cm" svg:y="14.73cm">
            <draw:object draw:notify-on-update-of-ranges="'Sheet 1 - Table 1'.B6:'Sheet 1 - Table 1'.B10 'Sheet 1 - Table 1'.I5:'Sheet 1 - Table 1'.I5 'Sheet 1 - Table 1'.I6:'Sheet 1 - Table 1'.I10 'Sheet 1 - Table 1'.F5:'Sheet 1 - Table 1'.F5 'Sheet 1 - Table 1'.F6:'Sheet 1 - Table 1'.F10 'Sheet 1 - Table 1'.G5:'Sheet 1 - Table 1'.G5 'Sheet 1 - Table 1'.G6:'Sheet 1 - Table 1'.G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" draw:style-name="gr1" svg:width="31.831cm" svg:height="22.23cm" svg:x="4.278cm" svg:y="41.387cm">
            <draw:object draw:notify-on-update-of-ranges="'Sheet 1 - Table 1'.B6:'Sheet 1 - Table 1'.B10 'Sheet 1 - Table 1'.H14:'Sheet 1 - Table 1'.H14 'Sheet 1 - Table 1'.H15:'Sheet 1 - Table 1'.H19 'Sheet 1 - Table 1'.E14:'Sheet 1 - Table 1'.E14 'Sheet 1 - Table 1'.E15:'Sheet 1 - Table 1'.E19 'Sheet 1 - Table 1'.G14:'Sheet 1 - Table 1'.G14 'Sheet 1 - Table 1'.G15:'Sheet 1 - Table 1'.G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1" draw:style-name="gr1" svg:width="31.83cm" svg:height="22.23cm" svg:x="42.398cm" svg:y="40.846cm">
            <draw:object draw:notify-on-update-of-ranges="'Sheet 1 - Table 1'.B15:'Sheet 1 - Table 1'.B19 'Sheet 1 - Table 1'.I14:'Sheet 1 - Table 1'.I14 'Sheet 1 - Table 1'.I15:'Sheet 1 - Table 1'.I19 'Sheet 1 - Table 1'.F14:'Sheet 1 - Table 1'.F14 'Sheet 1 - Table 1'.F15:'Sheet 1 - Table 1'.F19 'Sheet 1 - Table 1'.G14:'Sheet 1 - Table 1'.G14 'Sheet 1 - Table 1'.G15:'Sheet 1 - Table 1'.G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4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14" table:default-cell-style-name="ce3"/>
        <table:table-column table:style-name="co20" table:default-cell-style-name="ce3"/>
        <table:table-column table:style-name="co21" table:default-cell-style-name="ce3"/>
        <table:table-column table:style-name="co14" table:number-columns-repeated="228" table:default-cell-style-name="ce3"/>
        <table:table-column table:style-name="co22" table:number-columns-repeated="768" table:default-cell-style-name="Default"/>
        <table:table-row table:style-name="ro1">
          <table:table-cell table:style-name="ce1" table:number-columns-repeated="21"/>
          <table:table-cell table:style-name="ce4" table:number-columns-repeated="2"/>
          <table:table-cell table:style-name="ce1" table:number-columns-repeated="6"/>
          <table:table-cell table:style-name="ce4" table:number-columns-repeated="8"/>
          <table:table-cell table:number-columns-repeated="987"/>
        </table:table-row>
        <table:table-row table:style-name="ro1" table:number-rows-repeated="2">
          <table:table-cell table:style-name="ce2"/>
          <table:table-cell table:style-name="ce4" table:number-columns-repeated="36"/>
          <table:table-cell table:number-columns-repeated="987"/>
        </table:table-row>
        <table:table-row table:style-name="ro2">
          <table:table-cell table:style-name="ce2"/>
          <table:table-cell table:style-name="ce5" office:value-type="string" calcext:value-type="string" table:number-columns-spanned="8" table:number-rows-spanned="1">
            <text:p>Medição 100.000 elementos</text:p>
          </table:table-cell>
          <table:covered-table-cell table:number-columns-repeated="7" table:style-name="ce4"/>
          <table:table-cell table:style-name="ce4"/>
          <table:table-cell table:style-name="ce8" table:number-columns-repeated="2"/>
          <table:table-cell table:style-name="ce4" table:number-columns-repeated="6"/>
          <table:table-cell table:style-name="ce4" office:value-type="string" calcext:value-type="string">
            <text:p>Numero de processos</text:p>
          </table:table-cell>
          <table:table-cell table:style-name="ce4" office:value-type="string" calcext:value-type="string">
            <text:p>Numero elementos</text:p>
          </table:table-cell>
          <table:table-cell table:style-name="ce4" office:value-type="string" calcext:value-type="string">
            <text:p>razão ordenação Local</text:p>
          </table:table-cell>
          <table:table-cell table:style-name="ce4"/>
          <table:table-cell table:style-name="ce4" office:value-type="string" calcext:value-type="string">
            <text:p>Grau árvore</text:p>
          </table:table-cell>
          <table:table-cell table:style-name="ce4"/>
          <table:table-cell table:style-name="ce4" office:value-type="string" calcext:value-type="string">
            <text:p>Indice (Nivel da arvore)</text:p>
          </table:table-cell>
          <table:table-cell table:style-name="ce4" office:value-type="string" calcext:value-type="string">
            <text:p>Polinomio</text:p>
          </table:table-cell>
          <table:table-cell table:style-name="ce4" office:value-type="string" calcext:value-type="string">
            <text:p>Carga acumulada %</text:p>
            <text:p>(Nodos intermediaros)</text:p>
          </table:table-cell>
          <table:table-cell table:style-name="ce4" office:value-type="string" calcext:value-type="string">
            <text:p>Carga Nodos folha %</text:p>
          </table:table-cell>
          <table:table-cell table:style-name="ce4" office:value-type="string" calcext:value-type="string">
            <text:p>Delta</text:p>
          </table:table-cell>
          <table:table-cell table:style-name="ce4" table:number-columns-repeated="2"/>
          <table:table-cell table:style-name="ce8" office:value-type="string" calcext:value-type="string">
            <text:p>Máquina local</text:p>
          </table:table-cell>
          <table:table-cell table:style-name="ce8" office:value-type="string" calcext:value-type="string">
            <text:p>Processador: Intel® Core™ i7-3612QM CPU @ 2.10GHz × 8 (4 cores, 8 threads)</text:p>
          </table:table-cell>
          <table:table-cell table:style-name="ce4" table:number-columns-repeated="4"/>
          <table:table-cell table:number-columns-repeated="987"/>
        </table:table-row>
        <table:table-row table:style-name="ro3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 QuickSort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4"/>
          <table:table-cell table:style-name="ce8"/>
          <table:table-cell table:style-name="ce4"/>
          <table:table-cell table:style-name="ce9"/>
          <table:table-cell table:style-name="ce4" table:number-columns-repeated="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0000" calcext:value-type="float">
            <text:p>1000000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14" table:formula="of:=TRUNC( LOG([.S5];2);0)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$T$5]*([.$U$5]^([.Y5]))*(2^(([.Y5]-1)*2))" office:value-type="float" office:value="200000" calcext:value-type="float">
            <text:p>200000</text:p>
          </table:table-cell>
          <table:table-cell table:style-name="ce4" table:formula="of:=(SUM([.$Z$5:.Z5])*(100/[.$T$5]))" office:value-type="float" office:value="20" calcext:value-type="float">
            <text:p>20</text:p>
          </table:table-cell>
          <table:table-cell table:style-name="ce4" table:formula="of:=(100-[.AA5])" office:value-type="float" office:value="80" calcext:value-type="float">
            <text:p>80</text:p>
          </table:table-cell>
          <table:table-cell table:style-name="ce4" table:formula="of:=[.$T$5]*(([.AB5]/100)/2)" office:value-type="float" office:value="400000" calcext:value-type="float">
            <text:p>400000</text:p>
          </table:table-cell>
          <table:table-cell table:style-name="ce4" table:number-columns-repeated="2"/>
          <table:table-cell table:style-name="ce8" office:value-type="string" calcext:value-type="string">
            <text:p>100.000 Elementos Bubble Sort (s)</text:p>
          </table:table-cell>
          <table:table-cell table:style-name="ce4"/>
          <table:table-cell table:style-name="ce9" office:value-type="float" office:value="26.00217" calcext:value-type="float">
            <text:p>26.00217</text:p>
          </table:table-cell>
          <table:table-cell table:style-name="ce4" table:number-columns-repeated="3"/>
          <table:table-cell table:number-columns-repeated="987"/>
        </table:table-row>
        <table:table-row table:style-name="ro4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44.724039" calcext:value-type="float">
            <text:p>44.724039</text:p>
          </table:table-cell>
          <table:table-cell table:style-name="ce8" office:value-type="float" office:value="0.006449" calcext:value-type="float">
            <text:p>0.006449</text:p>
          </table:table-cell>
          <table:table-cell table:style-name="ce10" table:formula="of:=([.$C$6]/[.C6])" office:value-type="float" office:value="1" calcext:value-type="float">
            <text:p>1,0</text:p>
          </table:table-cell>
          <table:table-cell table:style-name="ce11" table:formula="of:=([.$D$6]/[.D6])" office:value-type="float" office:value="1" calcext:value-type="float">
            <text:p>1,0</text:p>
          </table:table-cell>
          <table:table-cell table:style-name="ce12" table:formula="of:=[.B6]" office:value-type="float" office:value="1" calcext:value-type="float">
            <text:p>1</text:p>
          </table:table-cell>
          <table:table-cell table:style-name="ce10" table:formula="of:=([.E6]/[.$G6])" office:value-type="float" office:value="1" calcext:value-type="float">
            <text:p>1,0</text:p>
          </table:table-cell>
          <table:table-cell table:style-name="ce10" table:formula="of:=([.F6]/[.$G6])" office:value-type="float" office:value="1" calcext:value-type="float">
            <text:p>1,0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11"/>
          <table:table-cell table:style-name="ce4" office:value-type="float" office:value="2" calcext:value-type="float">
            <text:p>2</text:p>
          </table:table-cell>
          <table:table-cell table:style-name="ce4" table:formula="of:=[.$T$5]*([.$U$5]^([.Y6]))*(2^(([.Y6]-1)*2))" office:value-type="float" office:value="160000" calcext:value-type="float">
            <text:p>160000</text:p>
          </table:table-cell>
          <table:table-cell table:style-name="ce4" table:formula="of:=(SUM([.$Z$5:.Z6])*(100/[.$T$5]))" office:value-type="float" office:value="36" calcext:value-type="float">
            <text:p>36</text:p>
          </table:table-cell>
          <table:table-cell table:style-name="ce4" table:formula="of:=(100-[.AA6])" office:value-type="float" office:value="64" calcext:value-type="float">
            <text:p>64</text:p>
          </table:table-cell>
          <table:table-cell table:style-name="ce4" table:formula="of:=[.$T$5]*(([.AB6]/100)/4)" office:value-type="float" office:value="160000" calcext:value-type="float">
            <text:p>160000</text:p>
          </table:table-cell>
          <table:table-cell table:style-name="ce4" table:number-columns-repeated="2"/>
          <table:table-cell table:style-name="ce8" office:value-type="string" calcext:value-type="string">
            <text:p>100.000 Elementos Quick sort (s)</text:p>
          </table:table-cell>
          <table:table-cell table:style-name="ce4"/>
          <table:table-cell table:style-name="ce8" office:value-type="float" office:value="0.008278" calcext:value-type="float">
            <text:p>0.008278</text:p>
          </table:table-cell>
          <table:table-cell table:style-name="ce4" table:number-columns-repeated="3"/>
          <table:table-cell table:number-columns-repeated="987"/>
        </table:table-row>
        <table:table-row table:style-name="ro4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9" office:value-type="float" office:value="11.189834" calcext:value-type="float">
            <text:p>11.189834</text:p>
          </table:table-cell>
          <table:table-cell table:style-name="ce8" office:value-type="float" office:value="0.009434" calcext:value-type="float">
            <text:p>0.009434</text:p>
          </table:table-cell>
          <table:table-cell table:style-name="ce10" table:formula="of:=([.$C$6]/[.C7])" office:value-type="float" office:value="3.9968456189788" calcext:value-type="float">
            <text:p>4,0</text:p>
          </table:table-cell>
          <table:table-cell table:style-name="ce11" table:formula="of:=([.$D$6]/[.D7])" office:value-type="float" office:value="0.683591265634937" calcext:value-type="float">
            <text:p>0,7</text:p>
          </table:table-cell>
          <table:table-cell table:style-name="ce12" table:formula="of:=[.B7]" office:value-type="float" office:value="3" calcext:value-type="float">
            <text:p>3</text:p>
          </table:table-cell>
          <table:table-cell table:style-name="ce10" table:formula="of:=([.E7]/[.$G7])" office:value-type="float" office:value="1.33228187299293" calcext:value-type="float">
            <text:p>1,3</text:p>
          </table:table-cell>
          <table:table-cell table:style-name="ce10" table:formula="of:=([.F7]/[.$G7])" office:value-type="float" office:value="0.227863755211646" calcext:value-type="float">
            <text:p>0,2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11"/>
          <table:table-cell table:style-name="ce4" office:value-type="float" office:value="3" calcext:value-type="float">
            <text:p>3</text:p>
          </table:table-cell>
          <table:table-cell table:style-name="ce4" table:formula="of:=[.$T$5]*([.$U$5]^([.Y7]))*(2^(([.Y7]-1)*2))" office:value-type="float" office:value="128000" calcext:value-type="float">
            <text:p>128000</text:p>
          </table:table-cell>
          <table:table-cell table:style-name="ce4" table:formula="of:=(SUM([.$Z$5:.Z7])*(100/[.$T$5]))" office:value-type="float" office:value="48.8" calcext:value-type="float">
            <text:p>48.8</text:p>
          </table:table-cell>
          <table:table-cell table:style-name="ce4" table:formula="of:=(100-[.AA7])" office:value-type="float" office:value="51.2" calcext:value-type="float">
            <text:p>51.2</text:p>
          </table:table-cell>
          <table:table-cell table:style-name="ce4" table:formula="of:=[.$T$5]*(([.AB7]/100)/8)" office:value-type="float" office:value="64000" calcext:value-type="float">
            <text:p>64000</text:p>
          </table:table-cell>
          <table:table-cell table:style-name="ce4" table:number-columns-repeated="2"/>
          <table:table-cell table:style-name="ce8" office:value-type="string" calcext:value-type="string">
            <text:p>1.000.000 Elementos Bubble Sort (s)</text:p>
          </table:table-cell>
          <table:table-cell table:style-name="ce4"/>
          <table:table-cell table:style-name="ce8" office:value-type="float" office:value="2609.126095" calcext:value-type="float">
            <text:p>2609.126095</text:p>
          </table:table-cell>
          <table:table-cell table:style-name="ce4" table:number-columns-repeated="3"/>
          <table:table-cell table:number-columns-repeated="987"/>
        </table:table-row>
        <table:table-row table:style-name="ro4"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9" office:value-type="float" office:value="2.838822" calcext:value-type="float">
            <text:p>2.838822</text:p>
          </table:table-cell>
          <table:table-cell table:style-name="ce8" office:value-type="float" office:value="0.009817" calcext:value-type="float">
            <text:p>0.009817</text:p>
          </table:table-cell>
          <table:table-cell table:style-name="ce10" table:formula="of:=([.$C$6]/[.C8])" office:value-type="float" office:value="15.7544358188009" calcext:value-type="float">
            <text:p>15,8</text:p>
          </table:table-cell>
          <table:table-cell table:style-name="ce11" table:formula="of:=([.$D$6]/[.D8])" office:value-type="float" office:value="0.656921666496893" calcext:value-type="float">
            <text:p>0,7</text:p>
          </table:table-cell>
          <table:table-cell table:style-name="ce12" table:formula="of:=[.B8]" office:value-type="float" office:value="7" calcext:value-type="float">
            <text:p>7</text:p>
          </table:table-cell>
          <table:table-cell table:style-name="ce10" table:formula="of:=([.E8]/[.$G8])" office:value-type="float" office:value="2.25063368840013" calcext:value-type="float">
            <text:p>2,3</text:p>
          </table:table-cell>
          <table:table-cell table:style-name="ce10" table:formula="of:=([.F8]/[.$G8])" office:value-type="float" office:value="0.093845952356699" calcext:value-type="float">
            <text:p>0,1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11"/>
          <table:table-cell table:style-name="ce4" office:value-type="float" office:value="4" calcext:value-type="float">
            <text:p>4</text:p>
          </table:table-cell>
          <table:table-cell table:style-name="ce4" table:formula="of:=[.$T$5]*([.$U$5]^([.Y8]))*(2^(([.Y8]-1)*2))" office:value-type="float" office:value="102400" calcext:value-type="float">
            <text:p>102400</text:p>
          </table:table-cell>
          <table:table-cell table:style-name="ce4" table:formula="of:=(SUM([.$Z$5:.Z8])*(100/[.$T$5]))" office:value-type="float" office:value="59.04" calcext:value-type="float">
            <text:p>59.04</text:p>
          </table:table-cell>
          <table:table-cell table:style-name="ce4" table:formula="of:=(100-[.AA8])" office:value-type="float" office:value="40.96" calcext:value-type="float">
            <text:p>40.96</text:p>
          </table:table-cell>
          <table:table-cell table:style-name="ce4" table:formula="of:=[.$T$5]*(([.AB8]/100)/16)" office:value-type="float" office:value="25600" calcext:value-type="float">
            <text:p>25600</text:p>
          </table:table-cell>
          <table:table-cell table:style-name="ce4" table:number-columns-repeated="2"/>
          <table:table-cell table:style-name="ce8" office:value-type="string" calcext:value-type="string">
            <text:p>1.000.000 Elementos Quick Sort (s)</text:p>
          </table:table-cell>
          <table:table-cell table:style-name="ce4"/>
          <table:table-cell table:style-name="ce8" office:value-type="float" office:value="0.04556" calcext:value-type="float">
            <text:p>0.04556</text:p>
          </table:table-cell>
          <table:table-cell table:style-name="ce4" table:number-columns-repeated="3"/>
          <table:table-cell table:number-columns-repeated="987"/>
        </table:table-row>
        <table:table-row table:style-name="ro4">
          <table:table-cell table:style-name="ce2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0.823085" calcext:value-type="float">
            <text:p>0.823085</text:p>
          </table:table-cell>
          <table:table-cell table:style-name="ce8" office:value-type="float" office:value="0.011394" calcext:value-type="float">
            <text:p>0.011394</text:p>
          </table:table-cell>
          <table:table-cell table:style-name="ce10" table:formula="of:=([.$C$6]/[.C9])" office:value-type="float" office:value="54.3370842622572" calcext:value-type="float">
            <text:p>54,3</text:p>
          </table:table-cell>
          <table:table-cell table:style-name="ce11" table:formula="of:=([.$D$6]/[.D9])" office:value-type="float" office:value="0.565999648938038" calcext:value-type="float">
            <text:p>0,6</text:p>
          </table:table-cell>
          <table:table-cell table:style-name="ce12" table:formula="of:=[.B9]" office:value-type="float" office:value="15" calcext:value-type="float">
            <text:p>15</text:p>
          </table:table-cell>
          <table:table-cell table:style-name="ce10" table:formula="of:=([.E9]/[.$G9])" office:value-type="float" office:value="3.62247228415048" calcext:value-type="float">
            <text:p>3,6</text:p>
          </table:table-cell>
          <table:table-cell table:style-name="ce10" table:formula="of:=([.F9]/[.$G9])" office:value-type="float" office:value="0.0377333099292025" calcext:value-type="float">
            <text:p>0,0</text:p>
          </table:table-cell>
          <table:table-cell table:style-name="ce4" table:number-columns-repeated="28"/>
          <table:table-cell table:number-columns-repeated="987"/>
        </table:table-row>
        <table:table-row table:style-name="ro4">
          <table:table-cell table:style-name="ce2"/>
          <table:table-cell table:style-name="ce7" office:value-type="float" office:value="31" calcext:value-type="float">
            <text:p>31</text:p>
          </table:table-cell>
          <table:table-cell table:style-name="ce8" office:value-type="float" office:value="0.377753" calcext:value-type="float">
            <text:p>0.377753</text:p>
          </table:table-cell>
          <table:table-cell table:style-name="ce8" office:value-type="float" office:value="0.013935" calcext:value-type="float">
            <text:p>0.013935</text:p>
          </table:table-cell>
          <table:table-cell table:style-name="ce10" table:formula="of:=([.$C$6]/[.C10])" office:value-type="float" office:value="118.394927373178" calcext:value-type="float">
            <text:p>118,4</text:p>
          </table:table-cell>
          <table:table-cell table:style-name="ce11" table:formula="of:=([.$D$6]/[.D10])" office:value-type="float" office:value="0.462791532113384" calcext:value-type="float">
            <text:p>0,5</text:p>
          </table:table-cell>
          <table:table-cell table:style-name="ce12" table:formula="of:=[.B10]" office:value-type="float" office:value="31" calcext:value-type="float">
            <text:p>31</text:p>
          </table:table-cell>
          <table:table-cell table:style-name="ce10" table:formula="of:=([.E10]/[.$G10])" office:value-type="float" office:value="3.81919120558638" calcext:value-type="float">
            <text:p>3,8</text:p>
          </table:table-cell>
          <table:table-cell table:style-name="ce10" table:formula="of:=([.F10]/[.$G10])" office:value-type="float" office:value="0.0149287591004317" calcext:value-type="float">
            <text:p>0,0</text:p>
          </table:table-cell>
          <table:table-cell table:style-name="ce4" table:number-columns-repeated="10"/>
          <table:table-cell table:style-name="ce4" office:value-type="string" calcext:value-type="string">
            <text:p>Numero elementos</text:p>
          </table:table-cell>
          <table:table-cell table:style-name="ce4" office:value-type="string" calcext:value-type="string">
            <text:p>razão ordenação Local</text:p>
          </table:table-cell>
          <table:table-cell table:style-name="ce4" table:number-columns-repeated="16"/>
          <table:table-cell table:number-columns-repeated="987"/>
        </table:table-row>
        <table:table-row table:style-name="ro4">
          <table:table-cell table:style-name="ce2"/>
          <table:table-cell table:style-name="ce8" table:number-columns-repeated="5"/>
          <table:table-cell table:style-name="ce4" table:number-columns-repeated="13"/>
          <table:table-cell table:style-name="ce4" office:value-type="float" office:value="1000000" calcext:value-type="float">
            <text:p>100000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6"/>
          <table:table-cell table:number-columns-repeated="987"/>
        </table:table-row>
        <table:table-row table:style-name="ro1">
          <table:table-cell table:style-name="ce2"/>
          <table:table-cell table:style-name="ce4" table:number-columns-repeated="20"/>
          <table:table-cell table:style-name="Default" table:number-columns-repeated="2"/>
          <table:table-cell table:style-name="ce4" table:number-columns-repeated="14"/>
          <table:table-cell table:number-columns-repeated="987"/>
        </table:table-row>
        <table:table-row table:style-name="ro1">
          <table:table-cell table:style-name="ce2"/>
          <table:table-cell table:style-name="ce5" office:value-type="string" calcext:value-type="string" table:number-columns-spanned="8" table:number-rows-spanned="1">
            <text:p>Medição 1.000.000 elementos</text:p>
          </table:table-cell>
          <table:covered-table-cell table:number-columns-repeated="7" table:style-name="ce4"/>
          <table:table-cell table:style-name="ce4" table:number-columns-repeated="12"/>
          <table:table-cell table:style-name="Default" table:number-columns-repeated="2"/>
          <table:table-cell table:style-name="ce4" table:number-columns-repeated="14"/>
          <table:table-cell table:number-columns-repeated="987"/>
        </table:table-row>
        <table:table-row table:style-name="ro5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(QuickSort)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6" office:value-type="string" calcext:value-type="string">
            <text:p>Tempo de Execução Bubble Sort</text:p>
            <text:p>com 20% local sort (s)</text:p>
          </table:table-cell>
          <table:table-cell table:style-name="ce6" office:value-type="string" calcext:value-type="string">
            <text:p>Speed-Up BubbleSort</text:p>
            <text:p>Com 20% local sort</text:p>
          </table:table-cell>
          <table:table-cell table:style-name="ce6" office:value-type="string" calcext:value-type="string">
            <text:p>Eficiência Bubble Sort</text:p>
            <text:p>Com 20% local sort</text:p>
          </table:table-cell>
          <table:table-cell table:style-name="ce6" office:value-type="string" calcext:value-type="string">
            <text:p>Tempo de Execução Quick Sort</text:p>
            <text:p>com 20% local sort (s)</text:p>
          </table:table-cell>
          <table:table-cell table:style-name="ce6" office:value-type="string" calcext:value-type="string">
            <text:p>Speed-Up Quick Sort</text:p>
            <text:p>Com 20% local sort</text:p>
          </table:table-cell>
          <table:table-cell table:style-name="ce6" office:value-type="string" calcext:value-type="string">
            <text:p>Eficiência Bubble Sort</text:p>
            <text:p>Com 20% local sort</text:p>
          </table:table-cell>
          <table:table-cell table:style-name="ce4" table:number-columns-repeated="12"/>
          <table:table-cell table:style-name="ce4" table:formula="of:=[.T5]*([.AB8]/100)" office:value-type="float" office:value="409600" calcext:value-type="float">
            <text:p>409600</text:p>
          </table:table-cell>
          <table:table-cell table:style-name="ce4" table:number-columns-repeated="9"/>
          <table:table-cell table:number-columns-repeated="987"/>
        </table:table-row>
        <table:table-row table:style-name="ro1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4477.390472" calcext:value-type="float">
            <text:p>4477.390472</text:p>
          </table:table-cell>
          <table:table-cell table:style-name="ce8" office:value-type="float" office:value="0.07313" calcext:value-type="float">
            <text:p>0.07313</text:p>
          </table:table-cell>
          <table:table-cell table:style-name="ce10" table:formula="of:=([.$C$15]/[.C15])" office:value-type="float" office:value="1" calcext:value-type="float">
            <text:p>1,0</text:p>
          </table:table-cell>
          <table:table-cell table:style-name="ce11" table:formula="of:=([.$D$15]/[.D15])" office:value-type="float" office:value="1" calcext:value-type="float">
            <text:p>1,0</text:p>
          </table:table-cell>
          <table:table-cell table:style-name="ce12" table:formula="of:=[.B15]" office:value-type="float" office:value="1" calcext:value-type="float">
            <text:p>1</text:p>
          </table:table-cell>
          <table:table-cell table:style-name="ce10" table:formula="of:=([.E15]/[.$G15])" office:value-type="float" office:value="1" calcext:value-type="float">
            <text:p>1,0</text:p>
          </table:table-cell>
          <table:table-cell table:style-name="ce10" table:formula="of:=([.F15]/[.$G15])" office:value-type="float" office:value="1" calcext:value-type="float">
            <text:p>1,0</text:p>
          </table:table-cell>
          <table:table-cell table:style-name="ce4" office:value-type="float" office:value="4252.92589" calcext:value-type="float">
            <text:p>4252.92589</text:p>
          </table:table-cell>
          <table:table-cell table:style-name="ce13" table:formula="of:=([.$J$15])/[.J15]" office:value-type="float" office:value="1" calcext:value-type="float">
            <text:p>1.0</text:p>
          </table:table-cell>
          <table:table-cell table:style-name="ce13" table:formula="of:=[.K15]/[.G15]" office:value-type="float" office:value="1" calcext:value-type="float">
            <text:p>1.0</text:p>
          </table:table-cell>
          <table:table-cell table:style-name="ce4" office:value-type="float" office:value="0.070404" calcext:value-type="float">
            <text:p>0.070404</text:p>
          </table:table-cell>
          <table:table-cell table:style-name="ce13" table:formula="of:=([.$M$15])/[.M15]" office:value-type="float" office:value="1" calcext:value-type="float">
            <text:p>1.0</text:p>
          </table:table-cell>
          <table:table-cell table:style-name="ce13" table:formula="of:=[.N15]/[.G15]" office:value-type="float" office:value="1" calcext:value-type="float">
            <text:p>1.0</text:p>
          </table:table-cell>
          <table:table-cell table:style-name="ce4" table:number-columns-repeated="16"/>
          <table:table-cell table:style-name="ce4" office:value-type="string" calcext:value-type="string">
            <text:p>conversão tempo</text:p>
          </table:table-cell>
          <table:table-cell table:style-name="ce4" table:number-columns-repeated="5"/>
          <table:table-cell table:number-columns-repeated="987"/>
        </table:table-row>
        <table:table-row table:style-name="ro1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8" office:value-type="float" office:value="1125.379828" calcext:value-type="float">
            <text:p>1125.379828</text:p>
          </table:table-cell>
          <table:table-cell table:style-name="ce8" office:value-type="float" office:value="0.064497" calcext:value-type="float">
            <text:p>0.064497</text:p>
          </table:table-cell>
          <table:table-cell table:style-name="ce10" table:formula="of:=([.$C$15]/[.C16])" office:value-type="float" office:value="3.97855938110879" calcext:value-type="float">
            <text:p>4,0</text:p>
          </table:table-cell>
          <table:table-cell table:style-name="ce11" table:formula="of:=([.$D$15]/[.D16])" office:value-type="float" office:value="1.13385118687691" calcext:value-type="float">
            <text:p>1,1</text:p>
          </table:table-cell>
          <table:table-cell table:style-name="ce12" table:formula="of:=[.B16]" office:value-type="float" office:value="3" calcext:value-type="float">
            <text:p>3</text:p>
          </table:table-cell>
          <table:table-cell table:style-name="ce10" table:formula="of:=([.E16]/[.$G16])" office:value-type="float" office:value="1.3261864603696" calcext:value-type="float">
            <text:p>1,3</text:p>
          </table:table-cell>
          <table:table-cell table:style-name="ce10" table:formula="of:=([.F16]/[.$G16])" office:value-type="float" office:value="0.377950395625636" calcext:value-type="float">
            <text:p>0,4</text:p>
          </table:table-cell>
          <table:table-cell table:style-name="ce4" office:value-type="float" office:value="715.906532" calcext:value-type="float">
            <text:p>715.906532</text:p>
          </table:table-cell>
          <table:table-cell table:style-name="ce13" table:formula="of:=([.$J$15])/[.J16]" office:value-type="float" office:value="5.9406161278048" calcext:value-type="float">
            <text:p>5.9</text:p>
          </table:table-cell>
          <table:table-cell table:style-name="ce13" table:formula="of:=[.K16]/[.G16]" office:value-type="float" office:value="1.98020537593493" calcext:value-type="float">
            <text:p>2.0</text:p>
          </table:table-cell>
          <table:table-cell table:style-name="ce4" office:value-type="float" office:value="0.120309" calcext:value-type="float">
            <text:p>0.120309</text:p>
          </table:table-cell>
          <table:table-cell table:style-name="ce13" table:formula="of:=([.$M$15])/[.M16]" office:value-type="float" office:value="0.585193127696182" calcext:value-type="float">
            <text:p>0.6</text:p>
          </table:table-cell>
          <table:table-cell table:style-name="ce13" table:formula="of:=[.N16]/[.G16]" office:value-type="float" office:value="0.195064375898727" calcext:value-type="float">
            <text:p>0.2</text:p>
          </table:table-cell>
          <table:table-cell table:style-name="ce4" table:number-columns-repeated="11"/>
          <table:table-cell table:style-name="ce4" office:value-type="float" office:value="409600" calcext:value-type="float">
            <text:p>409600</text:p>
          </table:table-cell>
          <table:table-cell table:style-name="ce4" table:formula="of:=[.AB14]/16" office:value-type="float" office:value="25600" calcext:value-type="float">
            <text:p>25600</text:p>
          </table:table-cell>
          <table:table-cell table:style-name="ce4" table:number-columns-repeated="3"/>
          <table:table-cell table:style-name="ce4" office:value-type="string" calcext:value-type="string">
            <text:p>seg</text:p>
          </table:table-cell>
          <table:table-cell table:style-name="ce9" office:value-type="float" office:value="4477.390472" calcext:value-type="float">
            <text:p>4477.390472</text:p>
          </table:table-cell>
          <table:table-cell table:style-name="ce4" table:number-columns-repeated="4"/>
          <table:table-cell table:number-columns-repeated="987"/>
        </table:table-row>
        <table:table-row table:style-name="ro1"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8" office:value-type="float" office:value="282.091978" calcext:value-type="float">
            <text:p>282.091978</text:p>
          </table:table-cell>
          <table:table-cell table:style-name="ce8" office:value-type="float" office:value="0.065328" calcext:value-type="float">
            <text:p>0.065328</text:p>
          </table:table-cell>
          <table:table-cell table:style-name="ce10" table:formula="of:=([.$C$15]/[.C17])" office:value-type="float" office:value="15.8720942855029" calcext:value-type="float">
            <text:p>15,9</text:p>
          </table:table-cell>
          <table:table-cell table:style-name="ce11" table:formula="of:=([.$D$15]/[.D17])" office:value-type="float" office:value="1.11942811658095" calcext:value-type="float">
            <text:p>1,1</text:p>
          </table:table-cell>
          <table:table-cell table:style-name="ce12" table:formula="of:=[.B17]" office:value-type="float" office:value="7" calcext:value-type="float">
            <text:p>7</text:p>
          </table:table-cell>
          <table:table-cell table:style-name="ce10" table:formula="of:=([.E17]/[.$G17])" office:value-type="float" office:value="2.26744204078612" calcext:value-type="float">
            <text:p>2,3</text:p>
          </table:table-cell>
          <table:table-cell table:style-name="ce10" table:formula="of:=([.F17]/[.$G17])" office:value-type="float" office:value="0.159918302368706" calcext:value-type="float">
            <text:p>0,2</text:p>
          </table:table-cell>
          <table:table-cell table:style-name="ce4" office:value-type="float" office:value="179.590085" calcext:value-type="float">
            <text:p>179.590085</text:p>
          </table:table-cell>
          <table:table-cell table:style-name="ce13" table:formula="of:=([.$J$15])/[.J17]" office:value-type="float" office:value="23.6812956015918" calcext:value-type="float">
            <text:p>23.7</text:p>
          </table:table-cell>
          <table:table-cell table:style-name="ce13" table:formula="of:=[.K17]/[.G17]" office:value-type="float" office:value="3.38304222879883" calcext:value-type="float">
            <text:p>3.4</text:p>
          </table:table-cell>
          <table:table-cell table:style-name="ce4" office:value-type="float" office:value="0.135123" calcext:value-type="float">
            <text:p>0.135123</text:p>
          </table:table-cell>
          <table:table-cell table:style-name="ce13" table:formula="of:=([.$M$15])/[.M17]" office:value-type="float" office:value="0.521036389067738" calcext:value-type="float">
            <text:p>0.5</text:p>
          </table:table-cell>
          <table:table-cell table:style-name="ce13" table:formula="of:=[.N17]/[.G17]" office:value-type="float" office:value="0.0744337698668198" calcext:value-type="float">
            <text:p>0.1</text:p>
          </table:table-cell>
          <table:table-cell table:style-name="ce4" table:number-columns-repeated="12"/>
          <table:table-cell table:style-name="ce4" table:formula="of:=[.T8]*[.AB11]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min seg</text:p>
          </table:table-cell>
          <table:table-cell table:style-name="ce8" table:formula="of:=((INT([.AG16]) / 60) + ([.AG16] - INT([.AG16])))" office:value-type="float" office:value="75.0071386666667" calcext:value-type="float">
            <text:p>75.0071386667</text:p>
          </table:table-cell>
          <table:table-cell table:style-name="ce4" table:number-columns-repeated="4"/>
          <table:table-cell table:number-columns-repeated="987"/>
        </table:table-row>
        <table:table-row table:style-name="ro1">
          <table:table-cell table:style-name="ce2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73.919254" calcext:value-type="float">
            <text:p>73.919254</text:p>
          </table:table-cell>
          <table:table-cell table:style-name="ce8" office:value-type="float" office:value="0.082418" calcext:value-type="float">
            <text:p>0.082418</text:p>
          </table:table-cell>
          <table:table-cell table:style-name="ce10" table:formula="of:=([.$C$15]/[.C18])" office:value-type="float" office:value="60.5713698355235" calcext:value-type="float">
            <text:p>60,6</text:p>
          </table:table-cell>
          <table:table-cell table:style-name="ce11" table:formula="of:=([.$D$15]/[.D18])" office:value-type="float" office:value="0.887306170982067" calcext:value-type="float">
            <text:p>0,9</text:p>
          </table:table-cell>
          <table:table-cell table:style-name="ce12" table:formula="of:=[.B18]" office:value-type="float" office:value="15" calcext:value-type="float">
            <text:p>15</text:p>
          </table:table-cell>
          <table:table-cell table:style-name="ce10" table:formula="of:=([.E18]/[.$G18])" office:value-type="float" office:value="4.03809132236823" calcext:value-type="float">
            <text:p>4,0</text:p>
          </table:table-cell>
          <table:table-cell table:style-name="ce10" table:formula="of:=([.F18]/[.$G18])" office:value-type="float" office:value="0.0591537447321378" calcext:value-type="float">
            <text:p>0,1</text:p>
          </table:table-cell>
          <table:table-cell table:style-name="ce4" office:value-type="float" office:value="189.045118" calcext:value-type="float">
            <text:p>189.045118</text:p>
          </table:table-cell>
          <table:table-cell table:style-name="ce13" table:formula="of:=([.$J$15])/[.J18]" office:value-type="float" office:value="22.4968829398705" calcext:value-type="float">
            <text:p>22.5</text:p>
          </table:table-cell>
          <table:table-cell table:style-name="ce13" table:formula="of:=[.K18]/[.G18]" office:value-type="float" office:value="1.49979219599137" calcext:value-type="float">
            <text:p>1.5</text:p>
          </table:table-cell>
          <table:table-cell table:style-name="ce4" office:value-type="float" office:value="0.186581" calcext:value-type="float">
            <text:p>0.186581</text:p>
          </table:table-cell>
          <table:table-cell table:style-name="ce13" table:formula="of:=([.$M$15])/[.M18]" office:value-type="float" office:value="0.377337456654214" calcext:value-type="float">
            <text:p>0.4</text:p>
          </table:table-cell>
          <table:table-cell table:style-name="ce13" table:formula="of:=[.N18]/[.G18]" office:value-type="float" office:value="0.0251558304436143" calcext:value-type="float">
            <text:p>0.0</text:p>
          </table:table-cell>
          <table:table-cell table:style-name="ce4" table:number-columns-repeated="22"/>
          <table:table-cell table:number-columns-repeated="987"/>
        </table:table-row>
        <table:table-row table:style-name="ro1">
          <table:table-cell table:style-name="ce2"/>
          <table:table-cell table:style-name="ce7" office:value-type="float" office:value="31" calcext:value-type="float">
            <text:p>31</text:p>
          </table:table-cell>
          <table:table-cell table:style-name="ce8" office:value-type="float" office:value="36.633534" calcext:value-type="float">
            <text:p>36.633534</text:p>
          </table:table-cell>
          <table:table-cell table:style-name="ce8" office:value-type="float" office:value="0.098301" calcext:value-type="float">
            <text:p>0.098301</text:p>
          </table:table-cell>
          <table:table-cell table:style-name="ce10" table:formula="of:=([.$C$15]/[.C19])" office:value-type="float" office:value="122.221090435883" calcext:value-type="float">
            <text:p>122,2</text:p>
          </table:table-cell>
          <table:table-cell table:style-name="ce11" table:formula="of:=([.$D$15]/[.D19])" office:value-type="float" office:value="0.743939532659892" calcext:value-type="float">
            <text:p>0,7</text:p>
          </table:table-cell>
          <table:table-cell table:style-name="ce12" table:formula="of:=[.B19]" office:value-type="float" office:value="31" calcext:value-type="float">
            <text:p>31</text:p>
          </table:table-cell>
          <table:table-cell table:style-name="ce10" table:formula="of:=([.E19]/[.$G19])" office:value-type="float" office:value="3.94261582051236" calcext:value-type="float">
            <text:p>3,9</text:p>
          </table:table-cell>
          <table:table-cell table:style-name="ce10" table:formula="of:=([.F19]/[.$G19])" office:value-type="float" office:value="0.0239980494406417" calcext:value-type="float">
            <text:p>0,0</text:p>
          </table:table-cell>
          <table:table-cell table:style-name="ce4" office:value-type="float" office:value="366.87411" calcext:value-type="float">
            <text:p>366.87411</text:p>
          </table:table-cell>
          <table:table-cell table:style-name="ce13" table:formula="of:=([.$J$15])/[.J19]" office:value-type="float" office:value="11.5923303773057" calcext:value-type="float">
            <text:p>11.6</text:p>
          </table:table-cell>
          <table:table-cell table:style-name="ce13" table:formula="of:=[.K19]/[.G19]" office:value-type="float" office:value="0.37394614120341" calcext:value-type="float">
            <text:p>0.4</text:p>
          </table:table-cell>
          <table:table-cell table:style-name="ce4" office:value-type="float" office:value="0.235509" calcext:value-type="float">
            <text:p>0.235509</text:p>
          </table:table-cell>
          <table:table-cell table:style-name="ce13" table:formula="of:=([.$M$15])/[.M19]" office:value-type="float" office:value="0.298943989401679" calcext:value-type="float">
            <text:p>0.3</text:p>
          </table:table-cell>
          <table:table-cell table:style-name="ce13" table:formula="of:=[.N19]/[.G19]" office:value-type="float" office:value="0.00964335449682835" calcext:value-type="float">
            <text:p>0.0</text:p>
          </table:table-cell>
          <table:table-cell table:style-name="ce4" table:number-columns-repeated="22"/>
          <table:table-cell table:number-columns-repeated="987"/>
        </table:table-row>
        <table:table-row table:style-name="ro1" table:number-rows-repeated="2">
          <table:table-cell table:style-name="ce2"/>
          <table:table-cell table:style-name="ce4" table:number-columns-repeated="36"/>
          <table:table-cell table:number-columns-repeated="987"/>
        </table:table-row>
        <table:table-row table:style-name="ro1">
          <table:table-cell table:style-name="ce2"/>
          <table:table-cell table:style-name="ce4" table:number-columns-repeated="24"/>
          <table:table-cell table:number-columns-repeated="999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6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  <table:database-ranges>
        <table:database-range table:name="GrauArvore" table:target-range-address="'Sheet 1 - Table 1'.W5:'Sheet 1 - Table 1'.W5" table:orientation="column"/>
        <table:database-range table:name="NumProcessos" table:target-range-address="'Sheet 1 - Table 1'.S5:'Sheet 1 - Table 1'.S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5" number:language="en" number:country="US">
      <number:number number:decimal-places="1" number:min-integer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5:34:13.242889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13:01.623614269</meta:creation-date>
    <meta:generator>LibreOffice/4.2.8.2$Linux_X86_64 LibreOffice_project/420m0$Build-2</meta:generator>
    <meta:editing-duration>PT2H32M37S</meta:editing-duration>
    <meta:editing-cycles>22</meta:editing-cycles>
    <dc:date>2017-11-16T16:04:27.335762941</dc:date>
    <meta:document-statistic meta:table-count="1" meta:cell-count="190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8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7cm" svg:height="22.231cm" xlink:href=".." xlink:type="simple" chart:class="chart:bar" chart:column-mapping="2 0 1" chart:style-name="ch1">
        <chart:title svg:x="10.223cm" svg:y="0.601cm" chart:style-name="ch2">
          <text:p>Bubble Sort 100.000 Elementos</text:p>
        </chart:title>
        <chart:legend svg:x="7.675cm" svg:y="21.166cm" style:legend-expansion="custom" chartooo:width="15.589cm" chartooo:height="1.004cm" style:legend-expansion-aspect-ratio="15.5268924302789" chart:style-name="ch3"/>
        <chart:plot-area chart:style-name="ch4" table:cell-range-address="'Sheet 1 - Table 1'.B6:'Sheet 1 - Table 1'.B10 'Sheet 1 - Table 1'.G5:'Sheet 1 - Table 1'.H10 'Sheet 1 - Table 1'.E5:'Sheet 1 - Table 1'.E10" chart:data-source-has-labels="both" svg:x="2.003cm" svg:y="1.839cm" svg:width="26.165cm" svg:height="17.278cm">
          <chartooo:coordinate-region svg:x="3.295cm" svg:y="2.078cm" svg:width="24.111cm" svg:height="16.313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3.622cm" svg:y="19.462cm" chart:style-name="ch7">
              <text:p>Núcleos</text:p>
            </chart:title>
          </chart:axis>
          <chart:axis chart:dimension="y" chart:name="primary-y" chart:style-name="ch8">
            <chart:title svg:x="28.632cm" svg:y="8.229cm" chart:style-name="ch7">
              <text:p>Eficiência</text:p>
            </chart:title>
          </chart:axis>
          <chart:axis chart:dimension="y" chart:name="secondary-y" chart:style-name="ch9">
            <chart:title svg:x="0.691cm" svg:y="13.26cm" chart:style-name="ch10">
              <text:p>Fator de Aceleração</text:p>
            </chart:title>
          </chart:axis>
          <chart:series chart:attached-axis="primary-y" chart:style-name="ch11" chart:values-cell-range-address="'Sheet 1 - Table 1'.H6:'Sheet 1 - Table 1'.H10" chart:label-cell-address="'Sheet 1 - Table 1'.H5:'Sheet 1 - Table 1'.H5" chart:class="chart:bar">
            <chart:data-point chart:repeated="5"/>
          </chart:series>
          <chart:series chart:attached-axis="secondary-y" chart:style-name="ch12" chart:values-cell-range-address="'Sheet 1 - Table 1'.E6:'Sheet 1 - Table 1'.E10" chart:label-cell-address="'Sheet 1 - Table 1'.E5:'Sheet 1 - Table 1'.E5" chart:class="chart:line">
            <chart:data-point chart:repeated="5"/>
          </chart:series>
          <chart:series chart:attached-axis="secondary-y" chart:style-name="ch13" chart:values-cell-range-address="'Sheet 1 - Table 1'.G6:'Sheet 1 - Table 1'.G10" chart:label-cell-address="'Sheet 1 - Table 1'.G5:'Sheet 1 - Table 1'.G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5:'Sheet 1 - Table 1'.H5</svg:desc>
                </draw:g>
              </table:table-cell>
              <table:table-cell office:value-type="string">
                <text:p>Speed-Up BubbleSort</text:p>
                <draw:g>
                  <svg:desc>'Sheet 1 - Table 1'.E5:'Sheet 1 - Table 1'.E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H6:'Sheet 1 - Table 1'.H10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0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3228187299293">
                <text:p>1.33228187299293</text:p>
              </table:table-cell>
              <table:table-cell office:value-type="float" office:value="3.9968456189788">
                <text:p>3.9968456189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25063368840013">
                <text:p>2.25063368840013</text:p>
              </table:table-cell>
              <table:table-cell office:value-type="float" office:value="15.7544358188009">
                <text:p>15.75443581880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62247228415048">
                <text:p>3.62247228415048</text:p>
              </table:table-cell>
              <table:table-cell office:value-type="float" office:value="54.3370842622572">
                <text:p>54.33708426225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81919120558638">
                <text:p>3.81919120558638</text:p>
              </table:table-cell>
              <table:table-cell office:value-type="float" office:value="118.394927373178">
                <text:p>118.394927373178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8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column-mapping="2 0 1" chart:style-name="ch1">
        <chart:title svg:x="10.218cm" svg:y="0.603cm" chart:style-name="ch2">
          <text:p>Quick Sort 1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B6:'Sheet 1 - Table 1'.B10 'Sheet 1 - Table 1'.I5:'Sheet 1 - Table 1'.I10 'Sheet 1 - Table 1'.F5:'Sheet 1 - Table 1'.G10" chart:data-source-has-labels="both" svg:x="2.267cm" svg:y="1.838cm" svg:width="25.895cm" svg:height="17.27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3.621cm" svg:y="19.462cm" chart:style-name="ch7">
              <text:p>Núcleos</text:p>
            </chart:title>
          </chart:axis>
          <chart:axis chart:dimension="y" chart:name="primary-y" chart:style-name="ch8">
            <chart:title svg:x="28.626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58cm" chart:style-name="ch10">
              <text:p>Fator de Aceleração</text:p>
            </chart:title>
          </chart:axis>
          <chart:series chart:attached-axis="primary-y" chart:style-name="ch11" chart:values-cell-range-address="'Sheet 1 - Table 1'.I6:'Sheet 1 - Table 1'.I10" chart:label-cell-address="'Sheet 1 - Table 1'.I5:'Sheet 1 - Table 1'.I5" chart:class="chart:bar">
            <chart:data-point chart:repeated="5"/>
          </chart:series>
          <chart:series chart:attached-axis="secondary-y" chart:style-name="ch12" chart:values-cell-range-address="'Sheet 1 - Table 1'.F6:'Sheet 1 - Table 1'.F10" chart:label-cell-address="'Sheet 1 - Table 1'.F5:'Sheet 1 - Table 1'.F5" chart:class="chart:line">
            <chart:data-point chart:repeated="5"/>
          </chart:series>
          <chart:series chart:attached-axis="secondary-y" chart:style-name="ch13" chart:values-cell-range-address="'Sheet 1 - Table 1'.G6:'Sheet 1 - Table 1'.G10" chart:label-cell-address="'Sheet 1 - Table 1'.G5:'Sheet 1 - Table 1'.G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5:'Sheet 1 - Table 1'.I5</svg:desc>
                </draw:g>
              </table:table-cell>
              <table:table-cell office:value-type="string">
                <text:p>Speed-Up QuickSort</text:p>
                <draw:g>
                  <svg:desc>'Sheet 1 - Table 1'.F5:'Sheet 1 - Table 1'.F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I6:'Sheet 1 - Table 1'.I10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0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27863755211646">
                <text:p>0.227863755211646</text:p>
              </table:table-cell>
              <table:table-cell office:value-type="float" office:value="0.683591265634937">
                <text:p>0.683591265634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3845952356699">
                <text:p>0.093845952356699</text:p>
              </table:table-cell>
              <table:table-cell office:value-type="float" office:value="0.656921666496893">
                <text:p>0.656921666496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77333099292025">
                <text:p>0.0377333099292025</text:p>
              </table:table-cell>
              <table:table-cell office:value-type="float" office:value="0.565999648938038">
                <text:p>0.5659996489380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149287591004317">
                <text:p>0.0149287591004317</text:p>
              </table:table-cell>
              <table:table-cell office:value-type="float" office:value="0.462791532113384">
                <text:p>0.462791532113384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8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2cm" svg:height="22.231cm" xlink:href=".." xlink:type="simple" chart:class="chart:bar" chart:style-name="ch1">
        <chart:title svg:x="10.224cm" svg:y="0.604cm" chart:style-name="ch2">
          <text:p>Bubble Sort 1.000.000 Elementos</text:p>
        </chart:title>
        <chart:legend svg:x="7.673cm" svg:y="21.166cm" style:legend-expansion="custom" chartooo:width="15.587cm" chartooo:height="1.008cm" style:legend-expansion-aspect-ratio="15.4632936507937" chart:style-name="ch3"/>
        <chart:plot-area chart:style-name="ch4" table:cell-range-address="'Sheet 1 - Table 1'.B6:'Sheet 1 - Table 1'.B10 'Sheet 1 - Table 1'.G14:'Sheet 1 - Table 1'.H19 'Sheet 1 - Table 1'.E14:'Sheet 1 - Table 1'.E19" chart:data-source-has-labels="both" svg:x="2.002cm" svg:y="1.839cm" svg:width="26.162cm" svg:height="17.278cm">
          <chartooo:coordinate-region svg:x="3.294cm" svg:y="2.078cm" svg:width="24.107cm" svg:height="16.313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3.622cm" svg:y="19.462cm" chart:style-name="ch7">
              <text:p>Núcleos</text:p>
            </chart:title>
          </chart:axis>
          <chart:axis chart:dimension="y" chart:name="primary-y" chart:style-name="ch8">
            <chart:title svg:x="28.627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57cm" chart:style-name="ch10">
              <text:p>Fator de Aceleração</text:p>
            </chart:title>
          </chart:axis>
          <chart:series chart:attached-axis="primary-y" chart:style-name="ch11" chart:values-cell-range-address="'Sheet 1 - Table 1'.H15:'Sheet 1 - Table 1'.H19" chart:label-cell-address="'Sheet 1 - Table 1'.H14:'Sheet 1 - Table 1'.H14" chart:class="chart:bar">
            <chart:data-point chart:repeated="5"/>
          </chart:series>
          <chart:series chart:attached-axis="secondary-y" chart:style-name="ch12" chart:values-cell-range-address="'Sheet 1 - Table 1'.E15:'Sheet 1 - Table 1'.E19" chart:label-cell-address="'Sheet 1 - Table 1'.E14:'Sheet 1 - Table 1'.E14" chart:class="chart:line">
            <chart:data-point chart:repeated="5"/>
          </chart:series>
          <chart:series chart:attached-axis="secondary-y" chart:style-name="ch13" chart:values-cell-range-address="'Sheet 1 - Table 1'.G15:'Sheet 1 - Table 1'.G19" chart:label-cell-address="'Sheet 1 - Table 1'.G14:'Sheet 1 - Table 1'.G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14:'Sheet 1 - Table 1'.H14</svg:desc>
                </draw:g>
              </table:table-cell>
              <table:table-cell office:value-type="string">
                <text:p>Speed-Up BubbleSort</text:p>
                <draw:g>
                  <svg:desc>'Sheet 1 - Table 1'.E14:'Sheet 1 - Table 1'.E14</svg:desc>
                </draw:g>
              </table:table-cell>
              <table:table-cell office:value-type="string">
                <text:p>Speed-Up Ideal</text:p>
                <draw:g>
                  <svg:desc>'Sheet 1 - Table 1'.G14:'Sheet 1 - Table 1'.G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H15:'Sheet 1 - Table 1'.H19</svg:desc>
                </draw:g>
              </table:table-cell>
              <table:table-cell office:value-type="float" office:value="1">
                <text:p>1</text:p>
                <draw:g>
                  <svg:desc>'Sheet 1 - Table 1'.E15:'Sheet 1 - Table 1'.E19</svg:desc>
                </draw:g>
              </table:table-cell>
              <table:table-cell office:value-type="float" office:value="1">
                <text:p>1</text:p>
                <draw:g>
                  <svg:desc>'Sheet 1 - Table 1'.G15:'Sheet 1 - Table 1'.G1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261864603696">
                <text:p>1.3261864603696</text:p>
              </table:table-cell>
              <table:table-cell office:value-type="float" office:value="3.97855938110879">
                <text:p>3.97855938110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26744204078612">
                <text:p>2.26744204078612</text:p>
              </table:table-cell>
              <table:table-cell office:value-type="float" office:value="15.8720942855029">
                <text:p>15.87209428550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03809132236823">
                <text:p>4.03809132236823</text:p>
              </table:table-cell>
              <table:table-cell office:value-type="float" office:value="60.5713698355235">
                <text:p>60.5713698355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94261582051236">
                <text:p>3.94261582051236</text:p>
              </table:table-cell>
              <table:table-cell office:value-type="float" office:value="122.221090435883">
                <text:p>122.221090435883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8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column-mapping="2 0 1" chart:style-name="ch1">
        <chart:title svg:x="10.223cm" svg:y="0.605cm" chart:style-name="ch2">
          <text:p>Quick Sort 1.0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B15:'Sheet 1 - Table 1'.B19 'Sheet 1 - Table 1'.I14:'Sheet 1 - Table 1'.I19 'Sheet 1 - Table 1'.F14:'Sheet 1 - Table 1'.G19" chart:data-source-has-labels="both" svg:x="2.267cm" svg:y="1.838cm" svg:width="25.895cm" svg:height="17.27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B15:'Sheet 1 - Table 1'.B19"/>
          </chart:axis>
          <chart:axis chart:dimension="x" chart:name="secondary-x" chart:style-name="ch6">
            <chart:title svg:x="13.623cm" svg:y="19.462cm" chart:style-name="ch7">
              <text:p>Núcleos</text:p>
            </chart:title>
          </chart:axis>
          <chart:axis chart:dimension="y" chart:name="primary-y" chart:style-name="ch8">
            <chart:title svg:x="28.626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56cm" chart:style-name="ch10">
              <text:p>Fator de Aceleração</text:p>
            </chart:title>
          </chart:axis>
          <chart:series chart:attached-axis="primary-y" chart:style-name="ch11" chart:values-cell-range-address="'Sheet 1 - Table 1'.I15:'Sheet 1 - Table 1'.I19" chart:label-cell-address="'Sheet 1 - Table 1'.I14:'Sheet 1 - Table 1'.I14" chart:class="chart:bar">
            <chart:data-point chart:repeated="5"/>
          </chart:series>
          <chart:series chart:attached-axis="secondary-y" chart:style-name="ch12" chart:values-cell-range-address="'Sheet 1 - Table 1'.F15:'Sheet 1 - Table 1'.F19" chart:label-cell-address="'Sheet 1 - Table 1'.F14:'Sheet 1 - Table 1'.F14" chart:class="chart:line">
            <chart:data-point chart:repeated="5"/>
          </chart:series>
          <chart:series chart:attached-axis="secondary-y" chart:style-name="ch13" chart:values-cell-range-address="'Sheet 1 - Table 1'.G15:'Sheet 1 - Table 1'.G19" chart:label-cell-address="'Sheet 1 - Table 1'.G14:'Sheet 1 - Table 1'.G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14:'Sheet 1 - Table 1'.I14</svg:desc>
                </draw:g>
              </table:table-cell>
              <table:table-cell office:value-type="string">
                <text:p>Speed-Up(QuickSort)</text:p>
                <draw:g>
                  <svg:desc>'Sheet 1 - Table 1'.F14:'Sheet 1 - Table 1'.F14</svg:desc>
                </draw:g>
              </table:table-cell>
              <table:table-cell office:value-type="string">
                <text:p>Speed-Up Ideal</text:p>
                <draw:g>
                  <svg:desc>'Sheet 1 - Table 1'.G14:'Sheet 1 - Table 1'.G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15:'Sheet 1 - Table 1'.B19</svg:desc>
                </draw:g>
              </table:table-cell>
              <table:table-cell office:value-type="float" office:value="1">
                <text:p>1</text:p>
                <draw:g>
                  <svg:desc>'Sheet 1 - Table 1'.I15:'Sheet 1 - Table 1'.I19</svg:desc>
                </draw:g>
              </table:table-cell>
              <table:table-cell office:value-type="float" office:value="1">
                <text:p>1</text:p>
                <draw:g>
                  <svg:desc>'Sheet 1 - Table 1'.F15:'Sheet 1 - Table 1'.F19</svg:desc>
                </draw:g>
              </table:table-cell>
              <table:table-cell office:value-type="float" office:value="1">
                <text:p>1</text:p>
                <draw:g>
                  <svg:desc>'Sheet 1 - Table 1'.G15:'Sheet 1 - Table 1'.G1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77950395625636">
                <text:p>0.377950395625636</text:p>
              </table:table-cell>
              <table:table-cell office:value-type="float" office:value="1.13385118687691">
                <text:p>1.13385118687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59918302368706">
                <text:p>0.159918302368706</text:p>
              </table:table-cell>
              <table:table-cell office:value-type="float" office:value="1.11942811658095">
                <text:p>1.119428116580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91537447321378">
                <text:p>0.0591537447321378</text:p>
              </table:table-cell>
              <table:table-cell office:value-type="float" office:value="0.887306170982067">
                <text:p>0.887306170982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239980494406417">
                <text:p>0.0239980494406417</text:p>
              </table:table-cell>
              <table:table-cell office:value-type="float" office:value="0.743939532659892">
                <text:p>0.743939532659892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